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6f5d" officeooo:paragraph-rsid="000f6f5d"/>
    </style:style>
    <style:style style:name="P2" style:family="paragraph" style:parent-style-name="Standard">
      <style:paragraph-properties fo:line-height="150%"/>
      <style:text-properties officeooo:rsid="000f6f5d" officeooo:paragraph-rsid="000f6f5d"/>
    </style:style>
    <style:style style:name="P3" style:family="paragraph" style:parent-style-name="Standard">
      <style:paragraph-properties fo:line-height="150%"/>
      <style:text-properties officeooo:rsid="000f6f5d" officeooo:paragraph-rsid="0012a6fd"/>
    </style:style>
    <style:style style:name="P4" style:family="paragraph" style:parent-style-name="Standard" style:list-style-name="L1">
      <style:paragraph-properties fo:line-height="150%"/>
      <style:text-properties officeooo:rsid="001134f6" officeooo:paragraph-rsid="001134f6"/>
    </style:style>
    <style:style style:name="P5" style:family="paragraph" style:parent-style-name="Standard" style:list-style-name="L1">
      <style:paragraph-properties fo:line-height="150%"/>
      <style:text-properties officeooo:rsid="001134f6" officeooo:paragraph-rsid="0013b8f3"/>
    </style:style>
    <style:style style:name="P6" style:family="paragraph" style:parent-style-name="Standard">
      <style:paragraph-properties fo:line-height="150%"/>
      <style:text-properties officeooo:rsid="001134f6" officeooo:paragraph-rsid="0013b8f3"/>
    </style:style>
    <style:style style:name="P7" style:family="paragraph" style:parent-style-name="Standard" style:list-style-name="L1">
      <style:paragraph-properties fo:line-height="150%"/>
      <style:text-properties officeooo:rsid="00117207" officeooo:paragraph-rsid="00117207"/>
    </style:style>
    <style:style style:name="P8" style:family="paragraph" style:parent-style-name="Standard" style:list-style-name="L1">
      <style:paragraph-properties fo:line-height="150%"/>
      <style:text-properties officeooo:rsid="0013b8f3" officeooo:paragraph-rsid="0013b8f3"/>
    </style:style>
    <style:style style:name="T1" style:family="text">
      <style:text-properties officeooo:rsid="001134f6"/>
    </style:style>
    <style:style style:name="T2" style:family="text">
      <style:text-properties officeooo:rsid="00117207"/>
    </style:style>
    <style:style style:name="T3" style:family="text">
      <style:text-properties officeooo:rsid="0012a6f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2a6f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3b8f3" style:font-weight-asian="bold" style:font-weight-complex="bold"/>
    </style:style>
    <style:style style:name="T7" style:family="text">
      <style:text-properties officeooo:rsid="0014d3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Security Planner consiste em um aplicação web para elaboração e gerenciamento de propostas comerciais.</text:p>
      <text:p text:style-name="P1">Ao entrar no sistema, o usuário vai para uma tela de login onde deve entrar com seus dados ou cadastrar um novo usuário. Caso o usuário tenha as permissões corretas ele é levado a uma tela em que o conteúdo é baseado no tipo de usuário:</text:p>
      <text:p text:style-name="P1"/>
      <text:p text:style-name="P2"><text:span text:style-name="T4">1 – Usuário tipo Orçamentista:</text:span> sua tela inicial traz as seguintes informações e <text:span text:style-name="T1">features:</text:span></text:p>
      <text:list xml:id="list4248701393" text:style-name="L1">
        <text:list-item>
          <text:p text:style-name="P4">Histórico das últimas propostas modificadas pelo usuário com a possibilidade de consulta e edição;</text:p>
        </text:list-item>
        <text:list-item>
          <text:p text:style-name="P4">Iniciar uma nova proposta;</text:p>
        </text:list-item>
        <text:list-item>
          <text:p text:style-name="P4">Pesquisar propostas <text:span text:style-name="T2">(por número, nome do cliente e equipamento)</text:span>;</text:p>
        </text:list-item>
        <text:list-item>
          <text:p text:style-name="P7">Lista com propostas pendentes (são associadas ao usuário Orçamentista através do usuário Gerente / <text:span text:style-name="T3">Coordenador</text:span>);</text:p>
        </text:list-item>
      </text:list>
      <text:p text:style-name="P3"><text:span text:style-name="T6">2</text:span><text:span text:style-name="T4"> – Usuário tipo </text:span><text:span text:style-name="T5">Gerente / Coordenador</text:span><text:span text:style-name="T4">:</text:span> sua tela inicial traz as seguintes informações e <text:span text:style-name="T1">features:</text:span></text:p>
      <text:list xml:id="list144807111753325" text:continue-numbering="true" text:style-name="L1">
        <text:list-item>
          <text:p text:style-name="P8">Dashboard com propostas novas que chegaram, lista dos orçamentistas incluindo quantas e quais propostas cada um está cuidando, volume de propostas em execução, propostas em atraso ou no prazo, métricas de conversão (quais propostas a empresa fechou/ganhou ou perdeu, <text:span text:style-name="T7">quais orçamentistas têm mais conversão</text:span>);</text:p>
        </text:list-item>
        <text:list-item>
          <text:p text:style-name="P8">Cadastro de novos clientes;</text:p>
        </text:list-item>
        <text:list-item>
          <text:p text:style-name="P5">Iniciar uma nova proposta;</text:p>
        </text:list-item>
        <text:list-item>
          <text:p text:style-name="P5">Pesquisar propostas <text:span text:style-name="T2">(por número, nome do cliente e equipamento)</text:span>;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3:34:41.094252239</meta:creation-date>
    <dc:date>2019-02-09T14:48:05.475583965</dc:date>
    <meta:editing-duration>PT18M3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200" meta:character-count="1259" meta:non-whitespace-character-count="1077"/>
  </office:meta>
</office:document-meta>
</file>